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antarell Extra Bold" fo:font-weight="bold" officeooo:rsid="00142097" officeooo:paragraph-rsid="0014209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10c906" style:font-size-asian="10pt" style:font-size-complex="10pt"/>
    </style:style>
    <style:style style:name="P5" style:family="paragraph" style:parent-style-name="Standard">
      <style:text-properties fo:font-size="10pt" officeooo:paragraph-rsid="00142097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officeooo:rsid="0010c906"/>
    </style:style>
    <style:style style:name="T2" style:family="text">
      <style:text-properties officeooo:rsid="00123f3e"/>
    </style:style>
    <style:style style:name="T3" style:family="text">
      <style:text-properties style:text-position="super 58%" officeooo:rsid="00123f3e"/>
    </style:style>
    <style:style style:name="T4" style:family="text">
      <style:text-properties style:text-position="super 58%" officeooo:rsid="00142097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42097"/>
    </style:style>
    <style:style style:name="T7" style:family="text">
      <style:text-properties officeooo:rsid="00142097"/>
    </style:style>
    <style:style style:name="T8" style:family="text">
      <style:text-properties style:font-name="Liberation Serif" officeooo:rsid="00142097"/>
    </style:style>
    <style:style style:name="T9" style:family="text">
      <style:text-properties style:font-name="Liberation Serif" officeooo:rsid="00142097" style:font-name-asian="Liberation Serif" style:font-name-complex="Liberation Serif"/>
    </style:style>
    <style:style style:name="T10" style:family="text">
      <style:text-properties style:font-name="Liberation Serif" officeooo:rsid="0014d7fe" style:font-name-asian="Liberation Serif" style:font-name-complex="Liberation Serif"/>
    </style:style>
    <style:style style:name="T11" style:family="text">
      <style:text-properties style:font-name="Liberation Serif" officeooo:rsid="0014d7fe"/>
    </style:style>
    <style:style style:name="T12" style:family="text">
      <style:text-properties style:text-position="sub 58%" officeooo:rsid="0014209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14d7fe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Object1" text:anchor-type="as-char" svg:y="-0.377cm" svg:width="0.002cm" svg:height="0.467cm" draw:z-index="0"><draw:object xlink:href="./Object 1" xlink:type="simple" xlink:show="embed" xlink:actuate="onLoad"/><draw:image xlink:href="./ObjectReplacements/Object 1" xlink:type="simple" xlink:show="embed" xlink:actuate="onLoad"/></draw:frame>PART <text:span text:style-name="T1">A --- </text:span>(10 x 2 = 20 marks)</text:p>
      <text:p text:style-name="P3"/>
      <text:p text:style-name="P3">1. If two eigen values of the matrix <text:s/><draw:frame draw:style-name="fr1" draw:name="Object2" text:anchor-type="as-char" svg:y="-0.919cm" svg:width="2.392cm" svg:height="1.626cm" draw:z-index="1"><draw:object xlink:href="./Object 2" xlink:type="simple" xlink:show="embed" xlink:actuate="onLoad"/><draw:image xlink:href="./ObjectReplacements/Object 2" xlink:type="simple" xlink:show="embed" xlink:actuate="onLoad"/></draw:frame><text:s/>are equal to 1 each, find the eigen value of <text:span text:style-name="T2">A</text:span><text:span text:style-name="T3">-1</text:span>.</text:p>
      <text:p text:style-name="P3"/>
      <text:p text:style-name="P3">2. Write the uses of Cayley-Hamilton Theorem.</text:p>
      <text:p text:style-name="P3"/>
      <text:p text:style-name="P3">3. If y = x log <draw:frame draw:style-name="fr1" draw:name="Object3" text:anchor-type="as-char" svg:y="-0.67cm" svg:width="1.207cm" svg:height="1.101cm" draw:z-index="2"><draw:object xlink:href="./Object 3" xlink:type="simple" xlink:show="embed" xlink:actuate="onLoad"/><draw:image xlink:href="./ObjectReplacements/Object 3" xlink:type="simple" xlink:show="embed" xlink:actuate="onLoad"/></draw:frame>,then find <draw:frame draw:style-name="fr1" draw:name="Object4" text:anchor-type="as-char" svg:y="-0.619cm" svg:width="0.513cm" svg:height="0.998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3"/>
      <text:p text:style-name="P3">4. Find the point of inflection of f(x) = x<text:span text:style-name="T4">3</text:span>- 9x² + 7x -6.</text:p>
      <text:p text:style-name="P3"/>
      <text:p text:style-name="P4">5. Write Euler's theorem on homogeneous functions.</text:p>
      <text:p text:style-name="P4"/>
      <text:p text:style-name="P5">6. If x= rcos<text:span text:style-name="T8">θ</text:span>, y=rsin<text:span text:style-name="T8">θ</text:span>, find <draw:frame draw:style-name="fr1" draw:name="Object5" text:anchor-type="as-char" svg:y="-0.66cm" svg:width="1.349cm" svg:height="1.078cm" draw:z-index="4"><draw:object xlink:href="./Object 5" xlink:type="simple" xlink:show="embed" xlink:actuate="onLoad"/><draw:image xlink:href="./ObjectReplacements/Object 5" xlink:type="simple" xlink:show="embed" xlink:actuate="onLoad"/></draw:frame>.</text:p>
      <text:p text:style-name="P3"/>
      <text:p text:style-name="P3">7. Evaluate <draw:frame draw:style-name="fr1" draw:name="Object6" text:anchor-type="as-char" svg:y="-0.385cm" svg:width="1.508cm" svg:height="0.529cm" draw:z-index="5"><draw:object xlink:href="./Object 6" xlink:type="simple" xlink:show="embed" xlink:actuate="onLoad"/><draw:image xlink:href="./ObjectReplacements/Object 6" xlink:type="simple" xlink:show="embed" xlink:actuate="onLoad"/></draw:frame><text:s/>using integration by parts.</text:p>
      <text:p text:style-name="P3"/>
      <text:p text:style-name="P3">8. Find the value of <draw:frame draw:style-name="fr1" draw:name="Object7" text:anchor-type="as-char" svg:y="-0.743cm" svg:width="1.864cm" svg:height="1.198cm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3"/>
      <text:p text:style-name="P3">9. Evaluate <draw:frame draw:style-name="fr1" draw:name="Object8" text:anchor-type="as-char" svg:y="-0.743cm" svg:width="1.75cm" svg:height="1.19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3">10. Transform the double integral <draw:frame draw:style-name="fr1" draw:name="Object9" text:anchor-type="as-char" svg:y="-0.743cm" svg:width="2.053cm" svg:height="1.198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into polar coordinates.</text:p>
      <text:p text:style-name="P3"/>
      <text:p text:style-name="P3">-----------------------------------------------------------------</text:p>
      <text:p text:style-name="P2">PART B --- (5x16= 80 marks)</text:p>
      <text:p text:style-name="P3"/>
      <text:p text:style-name="P3">11. (a) (<text:span text:style-name="T7">i</text:span>) Find the eigen values and eigen vectors of <draw:frame draw:style-name="fr1" draw:name="Object10" text:anchor-type="as-char" svg:y="-0.935cm" svg:width="2.402cm" svg:height="1.626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<text:p text:style-name="P3">(ii) Verify Cayley-Hamilton theorem for the matrix <draw:frame draw:style-name="fr1" draw:name="Object11" text:anchor-type="as-char" svg:y="-0.919cm" svg:width="3.032cm" svg:height="1.626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6"><text:span text:style-name="T7">(</text:span>Or<text:span text:style-name="T7">)</text:span></text:p>
      <text:p text:style-name="P6"/>
      <text:p text:style-name="P3">(b) Reduce the quadratic form <text:span text:style-name="T7">2x</text:span><text:span text:style-name="T12">1</text:span><text:span text:style-name="T6">x -2x</text:span><text:span text:style-name="T12">2</text:span><text:span text:style-name="T6">x</text:span><text:span text:style-name="T12">3</text:span><text:span text:style-name="T6"> + 2x</text:span><text:span text:style-name="T12">3</text:span><text:span text:style-name="T6">x</text:span><text:span text:style-name="T12">`1</text:span><text:span text:style-name="T5"> </text:span>into the canonical form and hence find its nature.</text:p>
      <text:p text:style-name="P3"/>
      <text:p text:style-name="P3">12. (a) (1) Find the values of <text:span text:style-name="T13">a</text:span> and <text:span text:style-name="T13">b</text:span> that make <text:span text:style-name="T13">f</text:span> continuous on <text:s/>(-<text:span text:style-name="T9">∞,∞</text:span>) if <draw:frame draw:style-name="fr1" draw:name="Object12" text:anchor-type="as-char" svg:y="-1.228cm" svg:width="4.988cm" svg:height="2.304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3">(<text:span text:style-name="T7">ii</text:span>) Find <draw:frame draw:style-name="fr1" draw:name="Object13" text:anchor-type="as-char" svg:y="-0.619cm" svg:width="0.513cm" svg:height="0.998cm" draw:z-index="12"><draw:object xlink:href="./Object 13" xlink:type="simple" xlink:show="embed" xlink:actuate="onLoad"/><draw:image xlink:href="./ObjectReplacements/Object 13" xlink:type="simple" xlink:show="embed" xlink:actuate="onLoad"/></draw:frame><text:s/><text:span text:style-name="T7">if </text:span><text:span text:style-name="T7"><draw:frame draw:style-name="fr1" draw:name="Object14" text:anchor-type="as-char" svg:y="-0.437cm" svg:width="2.863cm" svg:height="0.55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7">.</text:span></text:p>
      <text:p text:style-name="P3"/>
      <text:p text:style-name="P3">(<text:span text:style-name="T7">iii</text:span>) If <draw:frame draw:style-name="fr1" draw:name="Object15" text:anchor-type="as-char" svg:y="-0.437cm" svg:width="1.15cm" svg:height="0.527cm" draw:z-index="14"><draw:object xlink:href="./Object 15" xlink:type="simple" xlink:show="embed" xlink:actuate="onLoad"/><draw:image xlink:href="./ObjectReplacements/Object 15" xlink:type="simple" xlink:show="embed" xlink:actuate="onLoad"/></draw:frame>, Prove that <draw:frame draw:style-name="fr1" draw:name="Object16" text:anchor-type="as-char" svg:y="-0.66cm" svg:width="3.321cm" svg:height="1.078cm" draw:z-index="15"><draw:object xlink:href="./Object 16" xlink:type="simple" xlink:show="embed" xlink:actuate="onLoad"/><draw:image xlink:href="./ObjectReplacements/Object 16" xlink:type="simple" xlink:show="embed" xlink:actuate="onLoad"/></draw:frame><text:s/>using implicit differentiation.</text:p>
      <text:p text:style-name="P6"><text:span text:style-name="T7">(</text:span>Or<text:span text:style-name="T7">)</text:span></text:p>
      <text:p text:style-name="P6"/>
      <text:p text:style-name="P5"><text:span text:style-name="T7">(b) </text:span>(<text:span text:style-name="T7">i</text:span>) Show that <draw:frame draw:style-name="fr1" draw:name="Object17" text:anchor-type="as-char" svg:y="-0.386cm" svg:width="2.342cm" svg:height="0.508cm" draw:z-index="16"><draw:object xlink:href="./Object 17" xlink:type="simple" xlink:show="embed" xlink:actuate="onLoad"/><draw:image xlink:href="./ObjectReplacements/Object 17" xlink:type="simple" xlink:show="embed" xlink:actuate="onLoad"/></draw:frame><text:s/>is maximum when <draw:frame draw:style-name="fr1" draw:name="Object18" text:anchor-type="as-char" svg:y="-0.377cm" svg:width="1.249cm" svg:height="0.467cm" draw:z-index="17"><draw:object xlink:href="./Object 18" xlink:type="simple" xlink:show="embed" xlink:actuate="onLoad"/><draw:image xlink:href="./ObjectReplacements/Object 18" xlink:type="simple" xlink:show="embed" xlink:actuate="onLoad"/></draw:frame>. </text:p>
      <text:p text:style-name="P5"/>
      <text:p text:style-name="P5">(<text:span text:style-name="T7">ii</text:span>) A window has the form of a rectangle surmounted by a semicircle. If the perimeter is 1<text:span text:style-name="T7">4</text:span> ft., find its dimensions so that greatest amount of light may be admitted.</text:p>
      <text:p text:style-name="P3"/>
      <text:p text:style-name="P5">13. (a) <text:span text:style-name="T7">(</text:span>1) Given the transformations <draw:frame draw:style-name="fr1" draw:name="Object19" text:anchor-type="as-char" svg:y="-0.437cm" svg:width="1.843cm" svg:height="0.527cm" draw:z-index="18"><draw:object xlink:href="./Object 19" xlink:type="simple" xlink:show="embed" xlink:actuate="onLoad"/><draw:image xlink:href="./ObjectReplacements/Object 19" xlink:type="simple" xlink:show="embed" xlink:actuate="onLoad"/></draw:frame><text:s/>and <text:s/><draw:frame draw:style-name="fr1" draw:name="Object20" text:anchor-type="as-char" svg:y="-0.437cm" svg:width="1.767cm" svg:height="0.527cm" draw:z-index="19"><draw:object xlink:href="./Object 20" xlink:type="simple" xlink:show="embed" xlink:actuate="onLoad"/><draw:image xlink:href="./ObjectReplacements/Object 20" xlink:type="simple" xlink:show="embed" xlink:actuate="onLoad"/></draw:frame><text:s/>and that f is a function of <text:span text:style-name="T13">u</text:span> and <text:span text:style-name="T8">υ</text:span> and also of <text:span text:style-name="T13">x</text:span> and <text:span text:style-name="T13">y</text:span>. prove that <draw:frame draw:style-name="fr1" draw:name="Object21" text:anchor-type="as-char" svg:y="-0.681cm" svg:width="5.6cm" svg:height="1.11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"/>
      <text:p text:style-name="P3">(ii) Expand <draw:frame draw:style-name="fr1" draw:name="Object22" text:anchor-type="as-char" svg:y="-0.437cm" svg:width="2.073cm" svg:height="0.557cm" draw:z-index="21"><draw:object xlink:href="./Object 22" xlink:type="simple" xlink:show="embed" xlink:actuate="onLoad"/><draw:image xlink:href="./ObjectReplacements/Object 22" xlink:type="simple" xlink:show="embed" xlink:actuate="onLoad"/></draw:frame><text:s/>in powers of <text:span text:style-name="T13">x</text:span> and <text:span text:style-name="T13">y</text:span> up to terms of third degree.</text:p>
      <text:p text:style-name="P6"><text:span text:style-name="T7">(</text:span>Or<text:span text:style-name="T7">)</text:span></text:p>
      <text:p text:style-name="P3"><text:span text:style-name="T7">(b) </text:span>(<text:span text:style-name="T7">i</text:span>) Examine for extreme values o<text:span text:style-name="T14">f</text:span><draw:frame draw:style-name="fr2" draw:name="Object23" text:anchor-type="as-char" svg:y="-0.363cm" svg:width="4.406cm" svg:height="0.466cm" draw:z-index="22"><draw:object xlink:href="./Object 23" xlink:type="simple" xlink:show="embed" xlink:actuate="onLoad"/><draw:image xlink:href="./ObjectReplacements/Object 23" xlink:type="simple" xlink:show="embed" xlink:actuate="onLoad"/></draw:frame>.</text:p>
      <text:p text:style-name="P3"/>
      <text:p text:style-name="P3">(<text:span text:style-name="T7">ii</text:span>) A rectangular box, open at the top, is to have a volume of 32 c.c. Find the dimensions of the box, that requires the least material for its construction.</text:p>
      <text:p text:style-name="P3"/>
      <text:p text:style-name="P3">14. (a) (<text:span text:style-name="T7">i</text:span>) Evaluated <draw:frame draw:style-name="fr1" draw:name="Object24" text:anchor-type="as-char" svg:y="-0.515cm" svg:width="2.305cm" svg:height="0.905cm" draw:z-index="23"><draw:object xlink:href="./Object 24" xlink:type="simple" xlink:show="embed" xlink:actuate="onLoad"/><draw:image xlink:href="./ObjectReplacements/Object 24" xlink:type="simple" xlink:show="embed" xlink:actuate="onLoad"/></draw:frame><text:s/>by applying partial fraction on the integrand; and hence find the value of <draw:frame draw:style-name="fr1" draw:name="Object26" text:anchor-type="as-char" svg:y="-0.616cm" svg:width="1.711cm" svg:height="0.995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6"><text:span text:style-name="T7">(</text:span>Or<text:span text:style-name="T7">)</text:span></text:p>
      <text:p text:style-name="P3">(b) (i) Evaluate <text:s/><draw:frame draw:style-name="fr1" draw:name="Object25" text:anchor-type="as-char" svg:y="-0.601cm" svg:width="1.397cm" svg:height="0.967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text:s/>using trigonometric substitution.</text:p>
      <text:p text:style-name="P3"/>
      <text:p text:style-name="P3">(ii) Determine whether the integral <draw:frame draw:style-name="fr1" draw:name="Object27" text:anchor-type="as-char" svg:y="-0.743cm" svg:width="1.189cm" svg:height="1.198cm" draw:z-index="26"><draw:object xlink:href="./Object 27" xlink:type="simple" xlink:show="embed" xlink:actuate="onLoad"/><draw:image xlink:href="./ObjectReplacements/Object 27" xlink:type="simple" xlink:show="embed" xlink:actuate="onLoad"/></draw:frame><text:s/>is convergent or divergent.</text:p>
      <text:p text:style-name="P3"/>
      <text:p text:style-name="P3">(iii) Find the volume of the reel shaped solid formed by the revolution about the y-axis, of the part of the parabola<draw:frame draw:style-name="fr1" draw:name="Object28" text:anchor-type="as-char" svg:y="-0.437cm" svg:width="1.455cm" svg:height="0.527cm" draw:z-index="27"><draw:object xlink:href="./Object 28" xlink:type="simple" xlink:show="embed" xlink:actuate="onLoad"/><draw:image xlink:href="./ObjectReplacements/Object 28" xlink:type="simple" xlink:show="embed" xlink:actuate="onLoad"/></draw:frame> cut off by its latusrectum.</text:p>
      <text:p text:style-name="P3"/>
      <text:p text:style-name="P3">15. (a)(<text:span text:style-name="T7">i</text:span>) Find the area between the curves<draw:frame draw:style-name="fr1" draw:name="Object29" text:anchor-type="as-char" svg:y="-0.363cm" svg:width="1.042cm" svg:height="0.439cm" draw:z-index="28"><draw:object xlink:href="./Object 29" xlink:type="simple" xlink:show="embed" xlink:actuate="onLoad"/><draw:image xlink:href="./ObjectReplacements/Object 29" xlink:type="simple" xlink:show="embed" xlink:actuate="onLoad"/></draw:frame> and <draw:frame draw:style-name="fr1" draw:name="Object30" text:anchor-type="as-char" svg:y="-0.363cm" svg:width="1.042cm" svg:height="0.439cm" draw:z-index="29"><draw:object xlink:href="./Object 30" xlink:type="simple" xlink:show="embed" xlink:actuate="onLoad"/><draw:image xlink:href="./ObjectReplacements/Object 30" xlink:type="simple" xlink:show="embed" xlink:actuate="onLoad"/></draw:frame>.</text:p>
      <text:p text:style-name="P3"/>
      <text:p text:style-name="P3">(ii) Change the order of integration in <draw:frame draw:style-name="fr1" draw:name="Object31" text:anchor-type="as-char" svg:y="-0.743cm" svg:width="3.002cm" svg:height="1.198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text:s/>and then evaluate it.</text:p>
      <text:p text:style-name="P6"><text:span text:style-name="T7">(</text:span>Or<text:span text:style-name="T7">)</text:span></text:p>
      <text:p text:style-name="P5">b) (i) Find the volume of the sphere of radius '<text:span text:style-name="T13">a</text:span>'. </text:p>
      <text:p text:style-name="P5"/>
      <text:p text:style-name="P5">(ii) Find the moment of inertia of the area bounded by the curve <draw:frame draw:style-name="fr1" draw:name="Object32" text:anchor-type="as-char" svg:y="-0.437cm" svg:width="2.161cm" svg:height="0.527cm" draw:z-index="31"><draw:object xlink:href="./Object 32" xlink:type="simple" xlink:show="embed" xlink:actuate="onLoad"/><draw:image xlink:href="./ObjectReplacements/Object 32" xlink:type="simple" xlink:show="embed" xlink:actuate="onLoad"/></draw:frame><text:s/>about its axi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ntarell Extra Bold" fo:font-weight="bold" officeooo:rsid="00142097" officeooo:paragraph-rsid="00142097" style:font-weight-asian="bold" style:font-weight-complex="bold"/>
    </style:style>
    <style:style style:name="MT1" style:family="text">
      <style:text-properties officeooo:rsid="0014d7f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3151 – MATRICES AND CALCULUS</text:p>
        <text:p text:style-name="MP1">Question Paper - <text:span text:style-name="MT1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7:10:10.560536932</meta:creation-date>
    <dc:date>2023-10-12T19:10:25.251913902</dc:date>
    <meta:editing-duration>PT1H59M14S</meta:editing-duration>
    <meta:editing-cycles>6</meta:editing-cycles>
    <meta:generator>LibreOffice/7.4.7.2$Linux_X86_64 LibreOffice_project/40$Build-2</meta:generator>
    <meta:document-statistic meta:table-count="0" meta:image-count="0" meta:object-count="32" meta:page-count="1" meta:paragraph-count="40" meta:word-count="403" meta:character-count="2153" meta:non-whitespace-character-count="1765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A</mi>
      <mo stretchy="false">=</mo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3</mn>
              </mtd>
            </mtr>
            <mtr>
              <mtd>
                <mn>1</mn>
              </mtd>
              <mtd>
                <mn>5</mn>
              </mtd>
              <mtd>
                <mn>1</mn>
              </mtd>
            </mtr>
            <mtr>
              <mtd>
                <mn>3</mn>
              </mtd>
              <mtd>
                <mn>1</mn>
              </mtd>
              <mtd>
                <mn>1</mn>
              </mtd>
            </mtr>
          </mtable>
        </mrow>
        <mo fence="true" form="postfix" stretchy="true">)</mo>
      </mrow>
    </mrow>
    <annotation encoding="StarMath 5.0">A = left ( { matrix{1 # 1 # 3 ## 1 # 5 # 1 ## 3 # 1 # 1} } right ) 
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  <mtd>
                <mrow>
                  <mo stretchy="false">−</mo>
                  <mn>3</mn>
                </mrow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  <mtd>
                <mn>3</mn>
              </mtd>
            </mtr>
          </mtable>
        </mrow>
        <mo fence="true" form="postfix" stretchy="true">)</mo>
      </mrow>
    </mrow>
    <annotation encoding="StarMath 5.0">A = left ( { matrix{1 # 1 # 1 ## 1 # 2 # -3 ## 2 # -1 # 3} } right ) 
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frac>
                      <mrow>
                        <msup>
                          <mi>x</mi>
                          <mn>3</mn>
                        </msup>
                        <mo stretchy="false">−</mo>
                        <mn>8</mn>
                      </mrow>
                      <mrow>
                        <mi>x</mi>
                        <mo stretchy="false">−</mo>
                        <mn>2</mn>
                      </mrow>
                    </mfrac>
                    <mi>,</mi>
                    <mi mathvariant="italic">if</mi>
                    <mrow>
                      <mi>x</mi>
                      <mo stretchy="false">&lt;</mo>
                      <mn>2</mn>
                    </mrow>
                  </mrow>
                </mtd>
              </mtr>
              <mtr>
                <mtd>
                  <mrow>
                    <mrow>
                      <msup>
                        <mi mathvariant="italic">ax</mi>
                        <mn>3</mn>
                      </msup>
                      <mo stretchy="false">−</mo>
                      <mi mathvariant="italic">bx</mi>
                      <mo stretchy="false">+</mo>
                      <mn>3</mn>
                    </mrow>
                    <mi>,</mi>
                    <mi mathvariant="italic">if</mi>
                    <mrow>
                      <mn>2</mn>
                      <mo stretchy="false">≤</mo>
                      <mi>x</mi>
                      <mo stretchy="false">&lt;</mo>
                      <mn>3</mn>
                    </mrow>
                  </mrow>
                </mtd>
              </mtr>
              <mtr>
                <mtd>
                  <mrow>
                    <mn>2</mn>
                    <mrow>
                      <mi>x</mi>
                      <mo stretchy="false">−</mo>
                      <mi>a</mi>
                      <mo stretchy="false">+</mo>
                      <mi>b</mi>
                    </mrow>
                    <mi>,</mi>
                    <mi mathvariant="italic">if</mi>
                    <mrow>
                      <mi>x</mi>
                      <mo stretchy="false">≥</mo>
                      <mn>3</mn>
                    </mrow>
                  </mrow>
                </mtd>
              </mtr>
            </mtable>
          </mrow>
        </mrow>
      </mrow>
    </mrow>
    <annotation encoding="StarMath 5.0">f(x) = left lbrace stack{ frac {x^3-8} {x-2}, if x&lt;2  # ax^3 - bx + 3, if 2 &lt;= x &lt; 3 # 2x - a+b, if x &gt;= 3 } right none </annotation>
  </semantics>
</math>
</file>

<file path=Object 13/content.xml><?xml version="1.0" encoding="utf-8"?>
<math xmlns="http://www.w3.org/1998/Math/MathML" display="block">
  <semantics>
    <mfrac>
      <mi mathvariant="italic">dy</mi>
      <mi mathvariant="italic">dx</mi>
    </mfrac>
    <annotation encoding="StarMath 5.0">{dy} over {dx} </annotation>
  </semantics>
</math>
</file>

<file path=Object 14/content.xml><?xml version="1.0" encoding="utf-8"?>
<math xmlns="http://www.w3.org/1998/Math/MathML" display="block">
  <semantics>
    <mrow>
      <mrow>
        <mi>y</mi>
        <mo stretchy="false">=</mo>
        <msup>
          <mi>x</mi>
          <mn>2</mn>
        </msup>
      </mrow>
      <msup>
        <mi>e</mi>
        <mrow>
          <mn>2</mn>
          <mi>x</mi>
        </mrow>
      </msup>
      <msup>
        <mrow>
          <mo fence="true" form="prefix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form="postfix" stretchy="false">)</mo>
        </mrow>
        <mn>4</mn>
      </msup>
    </mrow>
    <annotation encoding="StarMath 5.0">y = x^2 e^2x (x^2+1)^4</annotation>
  </semantics>
</math>
</file>

<file path=Object 15/content.xml><?xml version="1.0" encoding="utf-8"?>
<math xmlns="http://www.w3.org/1998/Math/MathML" display="block">
  <semantics>
    <mrow>
      <msup>
        <mi>x</mi>
        <mi>y</mi>
      </msup>
      <mo stretchy="false">=</mo>
      <msup>
        <mi>y</mi>
        <mi>x</mi>
      </msup>
    </mrow>
    <annotation encoding="StarMath 5.0">x^y = y^x</annotation>
  </semantics>
</math>
</file>

<file path=Object 16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row>
          <mi>y</mi>
          <mrow>
            <mo fence="true" form="prefix" stretchy="false">(</mo>
            <mrow>
              <mrow>
                <mrow>
                  <mi>y</mi>
                  <mo stretchy="false">−</mo>
                  <mi>x</mi>
                </mrow>
                <mi>log</mi>
                <mi>y</mi>
              </mrow>
            </mrow>
            <mo fence="true" form="postfix" stretchy="false">)</mo>
          </mrow>
        </mrow>
        <mrow>
          <mi>x</mi>
          <mrow>
            <mo fence="true" form="prefix" stretchy="false">(</mo>
            <mrow>
              <mrow>
                <mrow>
                  <mi>x</mi>
                  <mo stretchy="false">−</mo>
                  <mi>y</mi>
                </mrow>
                <mi>log</mi>
                <mi>x</mi>
              </mrow>
            </mrow>
            <mo fence="true" form="postfix" stretchy="false">)</mo>
          </mrow>
        </mrow>
      </mfrac>
    </mrow>
    <annotation encoding="StarMath 5.0">frac {dy} {dx} = {y(y-x log y)} over {x (x-y log x)}  </annotation>
  </semantics>
</math>
</file>

<file path=Object 17/content.xml><?xml version="1.0" encoding="utf-8"?>
<math xmlns="http://www.w3.org/1998/Math/MathML" display="block">
  <semantics>
    <mrow>
      <mi mathvariant="italic">sinx</mi>
      <mrow>
        <mo fence="true" form="prefix" stretchy="false">(</mo>
        <mrow>
          <mrow>
            <mn>1</mn>
            <mo stretchy="false">+</mo>
            <mi mathvariant="italic">cosx</mi>
          </mrow>
        </mrow>
        <mo fence="true" form="postfix" stretchy="false">)</mo>
      </mrow>
    </mrow>
    <annotation encoding="StarMath 5.0">sinx(1+cosx)</annotation>
  </semantics>
</math>
</file>

<file path=Object 18/content.xml><?xml version="1.0" encoding="utf-8"?>
<math xmlns="http://www.w3.org/1998/Math/MathML" display="block">
  <semantics>
    <mrow>
      <mi>x</mi>
      <mo stretchy="false">=</mo>
      <mrow>
        <mi>π</mi>
        <mo stretchy="false">/</mo>
        <mn>3</mn>
      </mrow>
    </mrow>
    <annotation encoding="StarMath 5.0">x = π/3</annotation>
  </semantics>
</math>
</file>

<file path=Object 19/content.xml><?xml version="1.0" encoding="utf-8"?>
<math xmlns="http://www.w3.org/1998/Math/MathML" display="block">
  <semantics>
    <mrow>
      <mrow>
        <mi>u</mi>
        <mo stretchy="false">=</mo>
        <msup>
          <mi>e</mi>
          <mi>x</mi>
        </msup>
      </mrow>
      <mi>cos</mi>
      <mi>y</mi>
    </mrow>
    <annotation encoding="StarMath 5.0">u = e^x cos y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form="prefix" stretchy="true">(</mo>
        <mrow>
          <mtable>
            <mtr>
              <mtd>
                <mn>2</mn>
              </mtd>
              <mtd>
                <mn>2</mn>
              </mtd>
              <mtd>
                <mn>1</mn>
              </mtd>
            </mtr>
            <mtr>
              <mtd>
                <mn>1</mn>
              </mtd>
              <mtd>
                <mn>3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  <mtd>
                <mn>2</mn>
              </mtd>
            </mtr>
          </mtable>
        </mrow>
        <mo fence="true" form="postfix" stretchy="true">)</mo>
      </mrow>
    </mrow>
    <annotation encoding="StarMath 5.0">A = left ( { matrix{2 # 2 # 1 ## 1 # 3 # 1 ## 1 # 2 # 2} } right ) 
</annotation>
  </semantics>
</math>
</file>

<file path=Object 20/content.xml><?xml version="1.0" encoding="utf-8"?>
<math xmlns="http://www.w3.org/1998/Math/MathML" display="block">
  <semantics>
    <mrow>
      <mrow>
        <mi>υ</mi>
        <mo stretchy="false">=</mo>
        <msup>
          <mi>e</mi>
          <mi>x</mi>
        </msup>
      </mrow>
      <mi>sin</mi>
      <mi>y</mi>
    </mrow>
    <annotation encoding="StarMath 5.0">υ = e^x sin y</annotation>
  </semantics>
</math>
</file>

<file path=Object 21/content.xml><?xml version="1.0" encoding="utf-8"?>
<math xmlns="http://www.w3.org/1998/Math/MathML" display="block">
  <semantics>
    <mrow>
      <mrow>
        <mrow>
          <mfrac>
            <mrow>
              <msup>
                <mo stretchy="false">∂</mo>
                <mn>2</mn>
              </msup>
              <mi>f</mi>
            </mrow>
            <mrow>
              <mo stretchy="false">∂</mo>
              <msup>
                <mi>x</mi>
                <mn>2</mn>
              </msup>
            </mrow>
          </mfrac>
          <mo stretchy="false">+</mo>
          <mfrac>
            <mrow>
              <msup>
                <mo stretchy="false">∂</mo>
                <mn>2</mn>
              </msup>
              <mi>f</mi>
            </mrow>
            <mrow>
              <mo stretchy="false">∂</mo>
              <msup>
                <mi>y</mi>
                <mn>2</mn>
              </msup>
            </mrow>
          </mfrac>
        </mrow>
        <mo stretchy="false">=</mo>
        <mrow>
          <mo fence="true" form="prefix" stretchy="false">(</mo>
          <mrow>
            <mrow>
              <msup>
                <mi>u</mi>
                <mn>2</mn>
              </msup>
              <mo stretchy="false">+</mo>
              <msup>
                <mi>v</mi>
                <mn>2</mn>
              </msup>
            </mrow>
          </mrow>
          <mo fence="true" form="postfix" stretchy="false">)</mo>
        </mrow>
      </mrow>
      <mrow>
        <mo fence="true" form="prefix" stretchy="false">(</mo>
        <mrow>
          <mrow>
            <mfrac>
              <mrow>
                <msup>
                  <mo stretchy="false">∂</mo>
                  <mn>2</mn>
                </msup>
                <mi>f</mi>
              </mrow>
              <mrow>
                <mo stretchy="false">∂</mo>
                <msup>
                  <mi>u</mi>
                  <mn>2</mn>
                </msup>
              </mrow>
            </mfrac>
            <mo stretchy="false">+</mo>
            <mfrac>
              <mrow>
                <msup>
                  <mo stretchy="false">∂</mo>
                  <mn>2</mn>
                </msup>
                <mi>f</mi>
              </mrow>
              <mrow>
                <mo stretchy="false">∂</mo>
                <msup>
                  <mi>v</mi>
                  <mn>2</mn>
                </msup>
              </mrow>
            </mfrac>
          </mrow>
        </mrow>
        <mo fence="true" form="postfix" stretchy="false">)</mo>
      </mrow>
      <mi>.</mi>
    </mrow>
    <annotation encoding="StarMath 5.0">{ partial^2 f} over { partial x^2} + { partial^2 f} over { partial y^2} = (u^2+v^2) ({ partial^2 f} over { partial u^2} + { partial^2 f} over { partial v^2}).</annotation>
  </semantics>
</math>
</file>

<file path=Object 22/content.xml><?xml version="1.0" encoding="utf-8"?>
<math xmlns="http://www.w3.org/1998/Math/MathML" display="block">
  <semantics>
    <mrow>
      <msup>
        <mi>e</mi>
        <mi>x</mi>
      </msup>
      <mi>log</mi>
      <mrow>
        <mo fence="true" form="prefix" stretchy="false">(</mo>
        <mrow>
          <mrow>
            <mn>1</mn>
            <mo stretchy="false">+</mo>
            <mi>y</mi>
          </mrow>
        </mrow>
        <mo fence="true" form="postfix" stretchy="false">)</mo>
      </mrow>
    </mrow>
    <annotation encoding="StarMath 5.0">e^x log(1+y)</annotation>
  </semantics>
</math>
</file>

<file path=Object 23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row>
        <msup>
          <mi>x</mi>
          <mn>4</mn>
        </msup>
        <mo stretchy="false">+</mo>
        <msup>
          <mi>y</mi>
          <mn>4</mn>
        </msup>
        <mo stretchy="false">−</mo>
        <mn>2</mn>
      </mrow>
      <mrow>
        <msup>
          <mi>x</mi>
          <mn>2</mn>
        </msup>
        <mo stretchy="false">+</mo>
        <mn>4</mn>
      </mrow>
      <mrow>
        <mi mathvariant="italic">xy</mi>
        <mo stretchy="false">−</mo>
        <mn>2</mn>
      </mrow>
      <msup>
        <mi>y</mi>
        <mn>2</mn>
      </msup>
    </mrow>
    <annotation encoding="StarMath 5.0">f(x,y)x^4+y^4-2x^2+4xy-2y^2</annotation>
  </semantics>
</math>
</file>

<file path=Object 24/content.xml><?xml version="1.0" encoding="utf-8"?>
<math xmlns="http://www.w3.org/1998/Math/MathML" display="block">
  <semantics>
    <mrow>
      <mo stretchy="false">∫</mo>
      <mfrac>
        <mrow>
          <mn>3</mn>
          <mrow>
            <mi>x</mi>
            <mo stretchy="false">+</mo>
            <mn>1</mn>
          </mrow>
        </mrow>
        <mrow>
          <msup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  <mn>2</mn>
          </msup>
          <mrow>
            <mo fence="true" form="prefix" stretchy="false">(</mo>
            <mrow>
              <mrow>
                <mi>x</mi>
                <mo stretchy="false">+</mo>
                <mn>3</mn>
              </mrow>
            </mrow>
            <mo fence="true" form="postfix" stretchy="false">)</mo>
          </mrow>
        </mrow>
      </mfrac>
    </mrow>
    <annotation encoding="StarMath 5.0">int { {3x+1} over {(x-1)^2 (x+3)}}</annotation>
  </semantics>
</math>
</file>

<file path=Object 25/content.xml><?xml version="1.0" encoding="utf-8"?>
<math xmlns="http://www.w3.org/1998/Math/MathML" display="block">
  <semantics>
    <mrow>
      <mo stretchy="false">∫</mo>
      <mfrac>
        <msqrt>
          <mrow>
            <mn>9</mn>
            <mo stretchy="false">−</mo>
            <msup>
              <mi>x</mi>
              <mn>2</mn>
            </msup>
          </mrow>
        </msqrt>
        <msup>
          <mi>x</mi>
          <mn>2</mn>
        </msup>
      </mfrac>
    </mrow>
    <annotation encoding="StarMath 5.0">int { { sqrt{9-x^2} } over {x^2} }</annotation>
  </semantics>
</math>
</file>

<file path=Object 26/content.xml><?xml version="1.0" encoding="utf-8"?>
<math xmlns="http://www.w3.org/1998/Math/MathML" display="block">
  <semantics>
    <mrow>
      <munderover>
        <mo stretchy="false">∫</mo>
        <mn>0</mn>
        <mn>1</mn>
      </munderover>
      <mrow>
        <mfrac>
          <mrow>
            <msup>
              <mi>sin</mi>
              <mrow>
                <mo stretchy="false">−</mo>
                <mn>1</mn>
              </mrow>
            </msup>
            <mi>x</mi>
          </mrow>
          <mi>x</mi>
        </mfrac>
        <mi mathvariant="italic">dx</mi>
      </mrow>
    </mrow>
    <annotation encoding="StarMath 5.0">int from{0} to{1} { frac {sin^-1 x} {x} dx }</annotation>
  </semantics>
</math>
</file>

<file path=Object 27/content.xml><?xml version="1.0" encoding="utf-8"?>
<math xmlns="http://www.w3.org/1998/Math/MathML" display="block">
  <semantics>
    <mrow>
      <munderover>
        <mo stretchy="false">∫</mo>
        <mn>1</mn>
        <mi>∞</mi>
      </munderover>
      <mrow>
        <mfrac>
          <mn>1</mn>
          <mi>x</mi>
        </mfrac>
        <mi mathvariant="italic">dx</mi>
      </mrow>
    </mrow>
    <annotation encoding="StarMath 5.0">int from{1} to{∞} { frac {1} {x} dx} </annotation>
  </semantics>
</math>
</file>

<file path=Object 28/content.xml><?xml version="1.0" encoding="utf-8"?>
<math xmlns="http://www.w3.org/1998/Math/MathML" display="block">
  <semantics>
    <mrow>
      <mrow>
        <msup>
          <mi>y</mi>
          <mn>2</mn>
        </msup>
        <mo stretchy="false">=</mo>
        <mn>4</mn>
      </mrow>
      <mi mathvariant="italic">ax</mi>
    </mrow>
    <annotation encoding="StarMath 5.0">y^2 = 4ax</annotation>
  </semantics>
</math>
</file>

<file path=Object 29/content.xml><?xml version="1.0" encoding="utf-8"?>
<math xmlns="http://www.w3.org/1998/Math/MathML" display="block">
  <semantics>
    <mrow>
      <mrow>
        <msup>
          <mi>y</mi>
          <mn>2</mn>
        </msup>
        <mo stretchy="false">=</mo>
        <mn>4</mn>
      </mrow>
      <mi>x</mi>
    </mrow>
    <annotation encoding="StarMath 5.0">
y^2 = 4x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frac>
          <mrow>
            <mi>x</mi>
            <mo stretchy="false">−</mo>
            <mn>1</mn>
          </mrow>
          <mrow>
            <mi>x</mi>
            <mo stretchy="false">+</mo>
            <mn>1</mn>
          </mrow>
        </mfrac>
      </mrow>
      <mo fence="true" form="postfix" stretchy="true">)</mo>
    </mrow>
    <annotation encoding="StarMath 5.0">left ( {x-1} over {x+1}  right ) </annotation>
  </semantics>
</math>
</file>

<file path=Object 30/content.xml><?xml version="1.0" encoding="utf-8"?>
<math xmlns="http://www.w3.org/1998/Math/MathML" display="block">
  <semantics>
    <mrow>
      <mrow>
        <msup>
          <mi>x</mi>
          <mn>2</mn>
        </msup>
        <mo stretchy="false">=</mo>
        <mn>4</mn>
      </mrow>
      <mi>y</mi>
    </mrow>
    <annotation encoding="StarMath 5.0">x^2 = 4y</annotation>
  </semantics>
</math>
</file>

<file path=Object 31/content.xml><?xml version="1.0" encoding="utf-8"?>
<math xmlns="http://www.w3.org/1998/Math/MathML" display="block">
  <semantics>
    <mrow>
      <mrow>
        <munderover>
          <mo stretchy="false">∫</mo>
          <mn>0</mn>
          <mi>∞</mi>
        </munderover>
        <mrow>
          <munderover>
            <mo stretchy="false">∫</mo>
            <mn>0</mn>
            <mi>y</mi>
          </munderover>
          <mrow>
            <msup>
              <mi mathvariant="italic">ye</mi>
              <mrow>
                <mo stretchy="false">−</mo>
                <mi>y</mi>
              </mrow>
            </msup>
            <mo stretchy="false">/</mo>
            <mi>x</mi>
          </mrow>
        </mrow>
      </mrow>
      <mi mathvariant="italic">dxdy</mi>
      <mi>.</mi>
    </mrow>
    <annotation encoding="StarMath 5.0">int from{0} to{∞} int from{0} to{y} {ye^-y/x} dxdy . </annotation>
  </semantics>
</math>
</file>

<file path=Object 32/content.xml><?xml version="1.0" encoding="utf-8"?>
<math xmlns="http://www.w3.org/1998/Math/MathML" display="block">
  <semantics>
    <mrow>
      <mrow>
        <msup>
          <mi>r</mi>
          <mn>2</mn>
        </msup>
        <mo stretchy="false">=</mo>
        <msup>
          <mi>a</mi>
          <mn>2</mn>
        </msup>
      </mrow>
      <mi>cos</mi>
      <mn>2</mn>
      <mi>θ</mi>
    </mrow>
    <annotation encoding="StarMath 5.0">r^2 = a^2 cos2θ</annotation>
  </semantics>
</math>
</file>

<file path=Object 4/content.xml><?xml version="1.0" encoding="utf-8"?>
<math xmlns="http://www.w3.org/1998/Math/MathML" display="block">
  <semantics>
    <mfrac>
      <mi mathvariant="italic">dy</mi>
      <mi mathvariant="italic">dx</mi>
    </mfrac>
    <annotation encoding="StarMath 5.0">{dy} over {dx}</annotation>
  </semantics>
</math>
</file>

<file path=Object 5/content.xml><?xml version="1.0" encoding="utf-8"?>
<math xmlns="http://www.w3.org/1998/Math/MathML" display="block">
  <semantics>
    <mfrac>
      <mrow>
        <mo stretchy="false">∂</mo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</mrow>
      <mrow>
        <mo stretchy="false">∂</mo>
        <mrow>
          <mo fence="true" form="prefix" stretchy="false">(</mo>
          <mrow>
            <mrow>
              <mi>r</mi>
              <mi>,</mi>
              <mi>θ</mi>
            </mrow>
          </mrow>
          <mo fence="true" form="postfix" stretchy="false">)</mo>
        </mrow>
      </mrow>
    </mfrac>
    <annotation encoding="StarMath 5.0">frac { partial (x,y)} {partial (r,θ)} </annotation>
  </semantics>
</math>
</file>

<file path=Object 6/content.xml><?xml version="1.0" encoding="utf-8"?>
<math xmlns="http://www.w3.org/1998/Math/MathML" display="block">
  <semantics>
    <mrow>
      <mo stretchy="false">∫</mo>
      <mi mathvariant="italic">θcosθdθ</mi>
    </mrow>
    <annotation encoding="StarMath 5.0">int θcosθdθ 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n>0</mn>
          <mrow>
            <mi>π</mi>
            <mo stretchy="false">/</mo>
            <mn>2</mn>
          </mrow>
        </munderover>
        <msup>
          <mi>sin</mi>
          <mn>6</mn>
        </msup>
      </mrow>
      <mi>x</mi>
      <mi mathvariant="italic">dx</mi>
    </mrow>
    <annotation encoding="StarMath 5.0">int from{0} to{π/2} sin^6 x dx 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row>
          <munderover>
            <mo stretchy="false">∫</mo>
            <mn>0</mn>
            <mi>x</mi>
          </munderover>
          <mi mathvariant="italic">dydx</mi>
        </mrow>
      </mrow>
      <mi>.</mi>
    </mrow>
    <annotation encoding="StarMath 5.0">int from{0} to{1} int from{0} to{x} dydx. 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n>0</mn>
          <mn>2</mn>
        </munderover>
        <mrow>
          <munderover>
            <mo stretchy="false">∫</mo>
            <mi>y</mi>
            <mn>2</mn>
          </munderover>
          <mfrac>
            <mi mathvariant="italic">xdxdy</mi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frac>
        </mrow>
      </mrow>
      <mi>.</mi>
    </mrow>
    <annotation encoding="StarMath 5.0">int from{0} to{2} int from{y} to{2} {{xdxdy} over {x^2+y^2}} . </annotation>
  </semantics>
</math>
</file>